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est_Siz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AUC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97.167670069" calcext:value-type="float">
            <text:p>997.167670069</text:p>
          </table:table-cell>
          <table:table-cell table:style-name="ce2" office:value-type="float" office:value="0.435767108073" calcext:value-type="float">
            <text:p>0.435767108073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40841886797" calcext:value-type="float">
            <text:p>2.40841886797</text:p>
          </table:table-cell>
          <table:table-cell office:value-type="float" office:value="0.601401855676" calcext:value-type="float">
            <text:p>0.601401855676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1:42:30.640139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21:33:36.678959760</meta:creation-date>
    <dc:date>2017-01-22T12:17:21.269209218</dc:date>
    <meta:editing-duration>PT27M15S</meta:editing-duration>
    <meta:editing-cycles>4</meta:editing-cycles>
    <meta:generator>LibreOffice/5.2.2.2$Linux_X86_64 LibreOffice_project/20m0$Build-2</meta:generator>
    <meta:document-statistic meta:table-count="1" meta:cell-count="12" meta:object-count="0"/>
  </office:meta>
</office:document-meta>
</file>